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8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R1</text:p>
          </table:table-cell>
          <table:table-cell office:value-type="string">
            <text:p>R2</text:p>
          </table:table-cell>
          <table:table-cell table:number-columns-repeated="6"/>
        </table:table-row>
        <table:table-row table:style-name="ro1">
          <table:table-cell table:style-name="Default" office:value-type="float" office:value="12000">
            <text:p>12000</text:p>
          </table:table-cell>
          <table:table-cell office:value-type="float" office:value="33000">
            <text:p>33000</text:p>
          </table:table-cell>
          <table:table-cell table:formula="of:=5*([.A3]/([.A3]+[.B3]))" office:value-type="float" office:value="1.33333333333333">
            <text:p>1.3333333333</text:p>
          </table:table-cell>
          <table:table-cell table:number-columns-repeated="5"/>
        </table:table-row>
        <table:table-row table:style-name="ro1">
          <table:table-cell table:style-name="Default" office:value-type="float" office:value="11000">
            <text:p>11000</text:p>
          </table:table-cell>
          <table:table-cell office:value-type="float" office:value="34000">
            <text:p>34000</text:p>
          </table:table-cell>
          <table:table-cell table:formula="of:=5*([.A4]/([.A4]+[.B4]))" office:value-type="float" office:value="1.22222222222222">
            <text:p>1.22222222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office:value-type="string">
            <text:p>Std Cap Val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float" office:value="20">
            <text:p>20</text:p>
          </table:table-cell>
        </table:table-row>
        <table:table-row table:style-name="ro1">
          <table:table-cell table:style-name="Default"/>
          <table:table-cell office:value-type="string">
            <text:p>frequency</text:p>
          </table:table-cell>
          <table:table-cell table:style-name="ce4" office:value-type="float" office:value="2825">
            <text:p>2825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1">
          <table:table-cell table:style-name="Default" office:value-type="string">
            <text:p>Filter</text:p>
          </table:table-cell>
          <table:table-cell office:value-type="string">
            <text:p>Tschebysheff</text:p>
          </table:table-cell>
          <table:table-cell office:value-type="string">
            <text:p><text:s/>LP 1 db</text:p>
          </table:table-cell>
          <table:table-cell table:number-columns-repeated="4"/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2.5904">
            <text:p>2.5904</text:p>
          </table:table-cell>
          <table:table-cell table:number-columns-repeated="5"/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4.1301">
            <text:p>4.1301</text:p>
          </table:table-cell>
          <table:table-cell/>
          <table:table-cell table:style-name="ce3"/>
          <table:table-cell table:number-columns-repeated="3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0.3039">
            <text:p>0.3039</text:p>
          </table:table-cell>
          <table:table-cell table:number-columns-repeated="5"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1.1697">
            <text:p>1.1697</text:p>
          </table:table-cell>
          <table:table-cell table:number-columns-repeated="5"/>
          <table:table-cell office:value-type="float" office:value="39">
            <text:p>39</text:p>
          </table:table-cell>
        </table:table-row>
        <table:table-row table:style-name="ro1">
          <table:table-cell table:number-columns-repeated="7"/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1</text:p>
          </table:table-cell>
          <table:table-cell table:style-name="ce2" office:value-type="float" office:value="0.00000000022">
            <text:p>0.000000000220</text:p>
          </table:table-cell>
          <table:table-cell office:value-type="string">
            <text:p>F</text:p>
          </table:table-cell>
          <table:table-cell table:style-name="ce2" office:value-type="float" office:value="0.00000000022">
            <text:p>0.000000000220</text:p>
          </table:table-cell>
          <table:table-cell table:number-columns-repeated="3"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table:formula="of:=[.B14]*(4*[.B10])/([.B9]*[.B9])" office:value-type="float" office:value="0.000000000541638562072303">
            <text:p>0.000000000542</text:p>
          </table:table-cell>
          <table:table-cell office:value-type="string">
            <text:p>F</text:p>
          </table:table-cell>
          <table:table-cell table:style-name="ce2" office:value-type="float" office:value="0.00000000056">
            <text:p>0.000000000560</text:p>
          </table:table-cell>
          <table:table-cell table:number-columns-repeated="3"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3" table:formula="of:=(([.$B$9]*[.$B$15]) - SQRT( ([.$B$9]*[.$B$9]*[.$B$15]*[.$B$15]) - (4*[.$B$10]*[.$B$14]*[.$B$15]) )) / (4*PI()*[.$C$7]*[.$B$14]*[.$B$15])" office:value-type="float" office:value="331677.364911702">
            <text:p>331677</text:p>
          </table:table-cell>
          <table:table-cell office:value-type="string">
            <text:p>ohm</text:p>
          </table:table-cell>
          <table:table-cell table:style-name="ce3" table:formula="of:=(([.$B$9]*[.$D$15]) - SQRT( ([.$B$9]*[.$B$9]*[.$D$15]*[.$D$15]) - (4*[.$B$10]*[.$D$14]*[.$D$15]) )) / (4*PI()*[.$C$7]*[.$D$14]*[.$D$15])" office:value-type="float" office:value="271618.770306497">
            <text:p>271619</text:p>
          </table:table-cell>
          <table:table-cell office:value-type="float" office:value="270000">
            <text:p>270000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R2</text:p>
          </table:table-cell>
          <table:table-cell table:style-name="ce3" table:formula="of:=(([.$B$9]*[.$B$15]) + SQRT( ([.$B$9]*[.$B$9]*[.$B$15]*[.$B$15]) - (4*[.$B$10]*[.$B$14]*[.$B$15]) )) / (4*PI()*[.$C$7]*[.$B$14]*[.$B$15])" office:value-type="float" office:value="331677.364911702">
            <text:p>331677</text:p>
          </table:table-cell>
          <table:table-cell office:value-type="string">
            <text:p>ohm</text:p>
          </table:table-cell>
          <table:table-cell table:style-name="ce3" table:formula="of:=(([.$B$9]*[.$D$15]) + SQRT( ([.$B$9]*[.$B$9]*[.$D$15]*[.$D$15]) - (4*[.$B$10]*[.$D$14]*[.$D$15]) )) / (4*PI()*[.$C$7]*[.$D$14]*[.$D$15])" office:value-type="float" office:value="391735.959516907">
            <text:p>391736</text:p>
          </table:table-cell>
          <table:table-cell office:value-type="float" office:value="390000">
            <text:p>390000</text:p>
          </table:table-cell>
          <table:table-cell table:number-columns-repeated="2"/>
          <table:table-cell office:value-type="float" office:value="56">
            <text:p>56</text:p>
          </table:table-cell>
        </table:table-row>
        <table:table-row table:style-name="ro1">
          <table:table-cell table:number-columns-repeated="7"/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1</text:p>
          </table:table-cell>
          <table:table-cell table:style-name="ce2" office:value-type="float" office:value="0.0000000001">
            <text:p>0.000000000100</text:p>
          </table:table-cell>
          <table:table-cell office:value-type="string">
            <text:p>F</text:p>
          </table:table-cell>
          <table:table-cell table:style-name="ce2" office:value-type="float" office:value="0.0000000001">
            <text:p>0.000000000100</text:p>
          </table:table-cell>
          <table:table-cell table:number-columns-repeated="3"/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table:formula="of:=[.B19]*(4*[.B12])/([.B11]*[.B11])" office:value-type="float" office:value="0.00000000506609210243797">
            <text:p>0.000000005066</text:p>
          </table:table-cell>
          <table:table-cell office:value-type="string">
            <text:p>F</text:p>
          </table:table-cell>
          <table:table-cell table:style-name="ce2" office:value-type="float" office:value="0.0000000056">
            <text:p>0.000000005600</text:p>
          </table:table-cell>
          <table:table-cell table:number-columns-repeated="4"/>
        </table:table-row>
        <table:table-row table:style-name="ro1">
          <table:table-cell office:value-type="string">
            <text:p>R1</text:p>
          </table:table-cell>
          <table:table-cell table:style-name="ce3" table:formula="of:=(([.$B$11]*[.$B$20]) - SQRT( ([.$B$11]*[.$B$11]*[.$B$20]*[.$B$20]) - (4*[.$B$12]*[.$B$19]*[.$B$20]) )) / (4*PI()*[.$C$7]*[.$B$19]*[.$B$20])" office:value-type="float" office:value="85605.6410719062">
            <text:p>85606</text:p>
          </table:table-cell>
          <table:table-cell office:value-type="string">
            <text:p>ohm</text:p>
          </table:table-cell>
          <table:table-cell table:style-name="ce3" table:formula="of:=(([.$B$11]*[.$D$20]) - SQRT( ([.$B$11]*[.$B$11]*[.$D$20]*[.$D$20]) - (4*[.$B$12]*[.$D$19]*[.$D$20]) )) / (4*PI()*[.$C$7]*[.$D$19]*[.$D$20])" office:value-type="float" office:value="59172.9401004214">
            <text:p>59173</text:p>
          </table:table-cell>
          <table:table-cell office:value-type="float" office:value="56000">
            <text:p>56000</text:p>
          </table:table-cell>
          <table:table-cell table:number-columns-repeated="3"/>
        </table:table-row>
        <table:table-row table:style-name="ro1">
          <table:table-cell office:value-type="string">
            <text:p>R2</text:p>
          </table:table-cell>
          <table:table-cell table:style-name="ce3" table:formula="of:=(([.$B$11]*[.$B$20]) + SQRT( ([.$B$11]*[.$B$11]*[.$B$20]*[.$B$20]) - (4*[.$B$12]*[.$B$19]*[.$B$20]) )) / (4*PI()*[.$C$7]*[.$B$19]*[.$B$20])" office:value-type="float" office:value="85605.6410719062">
            <text:p>85606</text:p>
          </table:table-cell>
          <table:table-cell office:value-type="string">
            <text:p>ohm</text:p>
          </table:table-cell>
          <table:table-cell table:style-name="ce3" table:formula="of:=(([.$B$11]*[.$D$20]) + SQRT( ([.$B$11]*[.$B$11]*[.$D$20]*[.$D$20]) - (4*[.$B$12]*[.$D$19]*[.$D$20]) )) / (4*PI()*[.$C$7]*[.$D$19]*[.$D$20])" office:value-type="float" office:value="112038.342043391">
            <text:p>112038</text:p>
          </table:table-cell>
          <table:table-cell office:value-type="float" office:value="110000">
            <text:p>11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H6:Sheet1.H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8/14/2014</text:date>, <text:time>17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4-07-26T22:57:31.34</meta:creation-date>
    <dc:date>2014-08-14T17:46:22.56</dc:date>
    <dc:creator>Chip </dc:creator>
    <meta:editing-duration>PT2H14M36S</meta:editing-duration>
    <meta:editing-cycles>6</meta:editing-cycles>
    <meta:generator>OpenOffice/4.1.0$Win32 OpenOffice.org_project/410m18$Build-9764</meta:generator>
    <meta:document-statistic meta:table-count="3" meta:cell-count="72" meta:object-count="0"/>
  </office:meta>
</office:document-meta>
</file>